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1.025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gr91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</style:style>
    <style:style style:name="gr93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6.612cm"/>
    </style:style>
    <style:style style:name="gr95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</style:style>
    <style:style style:name="gr97" style:family="graphic" style:parent-style-name="standard">
      <style:graphic-properties draw:fill="none" draw:textarea-vertical-align="middle" draw:auto-grow-height="false" fo:min-height="4.687cm" fo:min-width="0.142cm"/>
    </style:style>
    <style:style style:name="gr98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7da7d8"/>
      <style:paragraph-properties fo:text-align="center"/>
    </style:style>
    <style:style style:name="P42" style:family="paragraph">
      <loext:graphic-properties draw:fill="solid" draw:fill-color="#00b6bd"/>
      <style:paragraph-properties fo:text-align="center"/>
    </style:style>
    <style:style style:name="P43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5" style:family="paragraph">
      <style:paragraph-properties fo:text-align="center"/>
      <style:text-properties fo:font-weight="bold" style:font-weight-asian="bold" style:font-weight-complex="bold"/>
    </style:style>
    <style:style style:name="P46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</text:span><text:span text:style-name="T2">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op_asymBru</text:span><text:span text:style-name="T10">Fit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op_checkInje</text:span><text:span text:style-name="T10">ctionFit.r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sym</text:span><text:span text:style-name="T11">metry </text:span><text:span text:style-name="T11">Injectio</text:span><text:span text:style-name="T11">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 </text:span><text:span text:style-name="T13">Analysi</text:span><text:span text:style-name="T13">s </text:span><text:span text:style-name="T13">Seque</text:span><text:span text:style-name="T13">nc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6" draw:text-style-name="P37" draw:layer="layout" svg:width="5.842cm" svg:height="0.763cm" svg:x="3.016cm" svg:y="24.468cm">
          <draw:text-box>
            <text:p><text:span text:style-name="T14">(if using </text:span><text:span text:style-name="T14">reweigh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ODO: </text:span><text:span text:style-name="T14">multiply these </text:span><text:span text:style-name="T14">weights by </text:span><text:span text:style-name="T14">sWeights 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overa</text:span><text:span text:style-name="T11">ge </text:span><text:span text:style-name="T11">Plot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nbendi</text:span><text:span text:style-name="T11">ng + </text:span><text:span text:style-name="T11">Outben</text:span><text:span text:style-name="T11">ding = </text:span><text:span text:style-name="T11">Bibend</text:span><text:span text:style-name="T11">in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tTreeData.bibe</text:span><text:span text:style-name="T2">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eMC.bibending.</text:span><text:span text:style-name="T2">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  <draw:page draw:name="page4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Systematics</text:span></text:p>
          </draw:text-box>
        </draw:frame>
        <draw:custom-shape draw:style-name="gr91" draw:text-style-name="P40" xml:id="id121" draw:id="id121" draw:layer="layout" svg:width="5.594cm" svg:height="1.016cm" svg:x="1.672cm" svg:y="9.071cm">
          <text:p text:style-name="P3"><text:span text:style-name="T2">systematicPolarizatio</text:span><text:span text:style-name="T2">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41" xml:id="id120" draw:id="id120" draw:layer="layout" svg:width="5.949cm" svg:height="1.016cm" svg:x="1.495cm" svg:y="6.923cm">
          <text:p text:style-name="P3"><text:span text:style-name="T2">catTrees/</text:span><text:span text:style-name="T2">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41" xml:id="id122" draw:id="id122" draw:layer="layout" svg:width="5.949cm" svg:height="1.016cm" svg:x="5.697cm" svg:y="11.111cm">
          <text:p text:style-name="P3"><text:span text:style-name="T2">systematicPolarization</text:span><text:span text:style-name="T2">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3" draw:text-style-name="P42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3" draw:text-style-name="P42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4" draw:text-style-name="P43" draw:layer="layout" svg:width="7.112cm" svg:height="1.86cm" svg:x="14.081cm" svg:y="2.143cm">
          <text:p text:style-name="P3"><text:span text:style-name="T2">systematicMisPID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3" draw:id="id123" draw:layer="layout" svg:width="5.949cm" svg:height="1.016cm" svg:x="14.9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4" draw:id="id124" draw:layer="layout" svg:width="7.112cm" svg:height="1.016cm" svg:x="14.335cm" svg:y="8.126cm">
          <text:p text:style-name="P3"><text:span text:style-name="T2">systematicBar</text:span><text:span text:style-name="T2">yonDecay1.cp</text:span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5" draw:id="id125" draw:layer="layout" svg:width="5.949cm" svg:height="1.016cm" svg:x="14.917cm" svg:y="10.081cm">
          <text:p text:style-name="P3"><text:span text:style-name="T2">baryonTrees/</text:span><text:span text:style-name="T2">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6" draw:id="id126" draw:layer="layout" svg:width="7.112cm" svg:height="1.016cm" svg:x="14.335cm" svg:y="12.127cm">
          <text:p text:style-name="P3"><text:span text:style-name="T2">systematicBaryon</text:span><text:span text:style-name="T2">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7" draw:id="id127" draw:layer="layout" svg:width="5.949cm" svg:height="1.016cm" svg:x="19.365cm" svg:y="14.043cm">
          <text:p text:style-name="P3"><text:span text:style-name="T2">baryonTrees/</text:span><text:span text:style-name="T2">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5" draw:text-style-name="P42" xml:id="id128" draw:id="id128" draw:layer="layout" svg:width="5.949cm" svg:height="1.016cm" svg:x="19.365cm" svg:y="15.244cm">
          <text:p text:style-name="P3"><text:span text:style-name="T2">baryonTrees/</text:span><text:span text:style-name="T2">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1.778cm" svg:height="5.207cm" svg:x="21.837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8" draw:text-style-name="P46" draw:layer="layout" svg:width="4.069cm" svg:height="1.475cm" svg:x="23.945cm" svg:y="9.785cm">
          <text:p text:style-name="P45"><text:span text:style-name="T3">systematicBaryon...</text:span></text:p>
          <text:p text:style-name="P45"><text:span text:style-name="T3">...DecayLo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7.892cm" svg:y1="7.096cm" svg:x2="17.891cm" svg:y2="8.126cm" draw:start-shape="id123" draw:start-glue-point="6" draw:end-shape="id124" draw:end-glue-point="4" svg:d="M17892 7096l-1 1030" svg:viewBox="0 0 2 1031">
          <text:p/>
        </draw:connector>
        <draw:connector draw:style-name="gr13" draw:text-style-name="P14" draw:layer="layout" draw:type="line" svg:x1="17.891cm" svg:y1="9.142cm" svg:x2="17.892cm" svg:y2="10.081cm" draw:start-shape="id124" draw:start-glue-point="6" draw:end-shape="id125" draw:end-glue-point="4" svg:d="M17891 9142l1 939" svg:viewBox="0 0 2 940">
          <text:p/>
        </draw:connector>
        <draw:connector draw:style-name="gr13" draw:text-style-name="P14" draw:layer="layout" draw:type="line" svg:x1="17.892cm" svg:y1="11.097cm" svg:x2="17.891cm" svg:y2="12.127cm" draw:start-shape="id125" draw:start-glue-point="6" draw:end-shape="id126" draw:end-glue-point="4" svg:d="M17892 11097l-1 1030" svg:viewBox="0 0 2 1031">
          <text:p/>
        </draw:connector>
        <draw:connector draw:style-name="gr13" draw:text-style-name="P14" draw:layer="layout" svg:x1="17.891cm" svg:y1="13.143cm" svg:x2="19.365cm" svg:y2="14.551cm" draw:start-shape="id126" draw:start-glue-point="6" draw:end-shape="id127" draw:end-glue-point="5" svg:d="M17891 13143v1408h1474" svg:viewBox="0 0 1475 1409">
          <text:p/>
        </draw:connector>
        <draw:connector draw:style-name="gr13" draw:text-style-name="P14" draw:layer="layout" svg:x1="17.891cm" svg:y1="13.143cm" svg:x2="19.365cm" svg:y2="15.752cm" draw:start-shape="id126" draw:start-glue-point="6" draw:end-shape="id128" draw:end-glue-point="5" svg:d="M17891 13143v2609h1474" svg:viewBox="0 0 1475 2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4-20T15:22:29.591676053</dc:date>
    <meta:editing-duration>PT23H52M12S</meta:editing-duration>
    <meta:editing-cycles>92</meta:editing-cycles>
    <meta:generator>LibreOffice/6.0.7.3$Linux_X86_64 LibreOffice_project/00m0$Build-3</meta:generator>
    <meta:document-statistic meta:object-count="279"/>
  </office:meta>
</office:document-meta>
</file>